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/>
    <style:font-face style:name="Noto Sans Devanagari1" svg:font-family="'Noto Sans Devanagari'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boy with chestnut-brown hair and cobalt-blue eyes was</text:p>
      <text:p text:style-name="Standard">eight-year-old Hayden. He had a mischievous look about him as</text:p>
      <text:p text:style-name="Standard">he introduced himself. Next to Hayden were the non-identical</text:p>
      <text:p text:style-name="Standard">twins, Alaina and Darcy, at six years old. Alaina, the older sister by</text:p>
      <text:p text:style-name="Standard">a mere three minutes, had honey-blond hair and baby blue eyes,</text:p>
      <text:p text:style-name="Standard">and Darcy, the younger brother, had raven-black hair and mauve-</text:p>
      <text:p text:style-name="Standard">gray eyes. And then there was the baby of the house, Conrad, at</text:p>
      <text:p text:style-name="Standard">four years old, with golden-brown hair and silvery-gray eyes,</text:p>
      <text:p text:style-name="Standard">hiding his face behind his mother’s skir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/>
    <style:font-face style:name="Noto Sans Devanagari1" svg:font-family="'Noto Sans Devanagari'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adea" fo:font-size="14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adea" fo:font-size="14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6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adea" fo:font-family="Caladea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adea" fo:font-family="Caladea" style:font-family-generic="roman" fo:font-size="14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adea" fo:font-family="Caladea" style:font-family-generic="roman"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vin Kweyu</meta:initial-creator>
    <meta:creation-date>2018-12-15T17:52:44.992415417</meta:creation-date>
    <dc:date>2018-12-15T17:55:29.886879076</dc:date>
    <dc:creator>Marvin Kweyu</dc:creator>
    <meta:editing-duration>PT2M47S</meta:editing-duration>
    <meta:editing-cycles>2</meta:editing-cycles>
    <meta:generator>LibreOffice/6.0.7.3.0$Linux_X86_64 LibreOffice_project/00m0$Build-3</meta:generator>
    <meta:document-statistic meta:table-count="0" meta:image-count="0" meta:object-count="0" meta:page-count="1" meta:paragraph-count="9" meta:word-count="91" meta:character-count="539" meta:non-whitespace-character-count="457"/>
  </office:meta>
</office:document-meta>
</file>